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1bf4" officeooo:paragraph-rsid="00141bf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53b81" officeooo:paragraph-rsid="00153b8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8a11c" officeooo:paragraph-rsid="0018a11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18a11c" officeooo:paragraph-rsid="0018a11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8a11c" officeooo:paragraph-rsid="001a97c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a97ca" officeooo:paragraph-rsid="001a97c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a9f20" officeooo:paragraph-rsid="001a9f2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b578b" officeooo:paragraph-rsid="001b578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41bf4" officeooo:paragraph-rsid="00141bf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53b81" officeooo:paragraph-rsid="00153b8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8a11c" officeooo:paragraph-rsid="0018a11c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letter-spacing="0.037cm" style:font-size-asian="10.5pt" style:font-size-complex="12pt"/>
    </style:style>
    <style:style style:name="T3" style:family="text">
      <style:text-properties fo:font-size="12pt" fo:letter-spacing="0.048cm" style:font-size-asian="12pt" style:font-size-complex="12pt"/>
    </style:style>
    <style:style style:name="T4" style:family="text">
      <style:text-properties fo:font-size="12pt" fo:letter-spacing="0.019cm" style:font-size-asian="10.5pt" style:font-size-complex="12pt"/>
    </style:style>
    <style:style style:name="T5" style:family="text">
      <style:text-properties fo:font-size="12pt" fo:letter-spacing="0.019cm" style:font-size-asian="12pt" style:font-size-complex="12pt"/>
    </style:style>
    <style:style style:name="T6" style:family="text">
      <style:text-properties fo:font-size="12pt" fo:letter-spacing="0.019cm" officeooo:rsid="001b578b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153b81" style:font-size-asian="12.25pt" style:font-size-complex="14pt"/>
    </style:style>
    <style:style style:name="T10" style:family="text">
      <style:text-properties fo:font-size="14pt" officeooo:rsid="0018a11c" style:font-size-asian="12.25pt" style:font-size-complex="14pt"/>
    </style:style>
    <style:style style:name="T11" style:family="text">
      <style:text-properties style:font-size-asian="10.5pt"/>
    </style:style>
    <style:style style:name="T12" style:family="text">
      <style:text-properties officeooo:rsid="0016ede7"/>
    </style:style>
    <style:style style:name="T13" style:family="text">
      <style:text-properties fo:font-size="15pt" fo:letter-spacing="0.056cm" style:font-size-asian="15pt"/>
    </style:style>
    <style:style style:name="T14" style:family="text">
      <style:text-properties fo:font-size="15pt" fo:letter-spacing="0.037cm" style:font-size-asian="15pt"/>
    </style:style>
    <style:style style:name="T15" style:family="text">
      <style:text-properties fo:font-size="15pt" fo:letter-spacing="0.048cm" style:font-size-asian="15pt"/>
    </style:style>
    <style:style style:name="T16" style:family="text">
      <style:text-properties fo:font-size="15pt" fo:letter-spacing="0.019cm" style:font-size-asian="15pt"/>
    </style:style>
    <style:style style:name="T17" style:family="text">
      <style:text-properties fo:letter-spacing="0.056cm"/>
    </style:style>
    <style:style style:name="T18" style:family="text">
      <style:text-properties fo:letter-spacing="0.037cm"/>
    </style:style>
    <style:style style:name="T19" style:family="text">
      <style:text-properties fo:letter-spacing="0.048cm"/>
    </style:style>
    <style:style style:name="T20" style:family="text">
      <style:text-properties fo:letter-spacing="0.019cm"/>
    </style:style>
    <style:style style:name="T21" style:family="text">
      <style:text-properties fo:letter-spacing="0.019cm" officeooo:rsid="001a9f20"/>
    </style:style>
    <style:style style:name="T22" style:family="text">
      <style:text-properties fo:letter-spacing="0.019cm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Test (06-03-2019)</text:p>
      <text:p text:style-name="P1"/>
      <text:p text:style-name="P9">1. ) How i can see from command prompt that on which directory you are ?</text:p>
      <text:p text:style-name="P9"/>
      <text:p text:style-name="P9">Ans.) <text:s/><text:span text:style-name="T7"><text:s/>Pwd</text:span></text:p>
      <text:p text:style-name="P9"><text:span text:style-name="T1"/></text:p>
      <text:p text:style-name="P9"><text:span text:style-name="T11">2.) <text:s/>How i can change permission of file to read only for that user ?</text:span></text:p>
      <text:p text:style-name="P9"><text:span text:style-name="T11"/></text:p>
      <text:p text:style-name="P9"><text:span text:style-name="T11">Ans.) <text:s text:c="2"/></text:span><text:span text:style-name="T8">chmod </text:span><text:span text:style-name="T9">400 </text:span><text:span text:style-name="T10">filename</text:span></text:p>
      <text:p text:style-name="P9"><text:span text:style-name="T8"/></text:p>
      <text:p text:style-name="P9"><text:span text:style-name="T8">3.) <text:s/></text:span>How i can create new user ?</text:p>
      <text:p text:style-name="P9"><text:span text:style-name="T8"/></text:p>
      <text:p text:style-name="P9"><text:span text:style-name="T8">Ans.) <text:s/>adduser username </text:span><text:span text:style-name="T9">[only for Root]</text:span></text:p>
      <text:p text:style-name="P9"><text:span text:style-name="T9"/></text:p>
      <text:p text:style-name="P10"><text:span text:style-name="T8">4.) </text:span>How i can install mysql in ubuntu ?</text:p>
      <text:p text:style-name="P10"/>
      <text:p text:style-name="P10">Ans.) <text:s/><text:span text:style-name="T7">sudo apt-get install mysql</text:span></text:p>
      <text:p text:style-name="P10"><text:span text:style-name="T7"/></text:p>
      <text:p text:style-name="P10"><text:span text:style-name="T7">5.) </text:span>How i can set insert mode on VI editor ? And how i can save data in file using VI editor ?</text:p>
      <text:p text:style-name="P10"/>
      <text:p text:style-name="P2">Ans.) <text:s/><text:span text:style-name="T12">Enter <text:s/>‘vi&lt;filename&gt;’ command then enter i to Insert in that file and then after <text:s text:c="9"/>entering data press Esc followed by shift+colon and then enter wq or q! to save it</text:span></text:p>
      <text:p text:style-name="P2"/>
      <text:p text:style-name="P3">6.)<text:span text:style-name="T1"> <text:s/>if i want to search from history of command then which short cut i can use ?</text:span></text:p>
      <text:p text:style-name="P3"><text:span text:style-name="T1"/></text:p>
      <text:p text:style-name="P4">Ans.) <text:s/><text:span text:style-name="T13"><text:s/>We can reverse search history of command using [CTR + R] shortcut </text:span></text:p>
      <text:p text:style-name="P4"><text:span text:style-name="T13"/></text:p>
      <text:p text:style-name="P11"><text:span text:style-name="T17">7.) Write a command which gives me running mysql process and its pid?</text:span></text:p>
      <text:p text:style-name="P11"><text:span text:style-name="T17"/></text:p>
      <text:p text:style-name="P4"><text:span text:style-name="T17">Ans.) </text:span><text:span text:style-name="T14">ps | grep mysql</text:span></text:p>
      <text:p text:style-name="P4"><text:span text:style-name="T14"/></text:p>
      <text:p text:style-name="P4"><text:span text:style-name="T14">8.) </text:span><text:span text:style-name="T2"><text:s/>which command helps me to copy file from my local machine to remote machine ? Give one example?</text:span></text:p>
      <text:p text:style-name="P4"><text:span text:style-name="T2"/></text:p>
      <text:p text:style-name="P4"><text:span text:style-name="T18">Ans.) <text:s/>cp filename destinationfolder</text:span></text:p>
      <text:p text:style-name="P4"><text:span text:style-name="T18"/></text:p>
      <text:p text:style-name="P4"><text:span text:style-name="T18">9.) </text:span><text:span text:style-name="T2">Write a command that will display all .txt files, including its individual permission?</text:span></text:p>
      <text:p text:style-name="P4"><text:span text:style-name="T2"/></text:p>
      <text:p text:style-name="P5"><text:span text:style-name="T18">Ans.) <text:s/></text:span><text:span text:style-name="T15">ls -l *.txt</text:span></text:p>
      <text:p text:style-name="P5"><text:span text:style-name="T15"/></text:p>
      <text:p text:style-name="P6"><text:span text:style-name="T15">10.) <text:s/></text:span><text:span text:style-name="T3">How can i terminate all process at once ?</text:span></text:p>
      <text:p text:style-name="P6"><text:span text:style-name="T3"/></text:p>
      <text:p text:style-name="P6"><text:span text:style-name="T19">Ans.) <text:s/></text:span><text:span text:style-name="T16"><text:s/>killall -u username</text:span></text:p>
      <text:p text:style-name="P6"><text:span text:style-name="T16"/></text:p>
      <text:p text:style-name="P6"><text:span text:style-name="T16">11.) <text:s/></text:span><text:span text:style-name="T4"><text:s/>How i can get first 10 lines of any file ?</text:span></text:p>
      <text:p text:style-name="P6"><text:span text:style-name="T4"/></text:p>
      <text:p text:style-name="P6"><text:span text:style-name="T20">Ans.) <text:s/>cat filename | head</text:span></text:p>
      <text:p text:style-name="P6"><text:span text:style-name="T20"/></text:p>
      <text:p text:style-name="P6"><text:soft-page-break/><text:span text:style-name="T20">12.) <text:s/></text:span><text:span text:style-name="T4"><text:s/>How i can know free space on disk ?</text:span></text:p>
      <text:p text:style-name="P6"><text:span text:style-name="T4"/></text:p>
      <text:p text:style-name="P6"><text:span text:style-name="T20">Ans.) <text:s/>free</text:span></text:p>
      <text:p text:style-name="P6"><text:span text:style-name="T20"/></text:p>
      <text:p text:style-name="P6"><text:span text:style-name="T20">13.) <text:s/></text:span><text:span text:style-name="T4"><text:s/>write command which remove folder from my machine?</text:span></text:p>
      <text:p text:style-name="P6"><text:span text:style-name="T4"/></text:p>
      <text:p text:style-name="P6"><text:span text:style-name="T20">Ans.) <text:s/></text:span><text:span text:style-name="T21">rm -R directoryname</text:span></text:p>
      <text:p text:style-name="P6"><text:span text:style-name="T21"/></text:p>
      <text:p text:style-name="P7"><text:span text:style-name="T20">14.) <text:s/></text:span><text:span text:style-name="T4">Which command helps me to search contents of a file for particular pattern ?</text:span></text:p>
      <text:p text:style-name="P7"><text:span text:style-name="T4"/></text:p>
      <text:p text:style-name="P7"><text:span text:style-name="T20">Ans.) <text:s/>grep -i ‘searchcontent’ filename</text:span></text:p>
      <text:p text:style-name="P7"><text:span text:style-name="T20"/></text:p>
      <text:p text:style-name="P7"><text:span text:style-name="T20">15.) <text:s/></text:span><text:span text:style-name="T4">Write command to display current date in the form dd/mm/yyyy.?</text:span></text:p>
      <text:p text:style-name="P7"><text:span text:style-name="T4"/></text:p>
      <text:p text:style-name="P7"><text:span text:style-name="T20">Ans.) <text:s/>date+%d%m%Y</text:span></text:p>
      <text:p text:style-name="P7"><text:span text:style-name="T20"/></text:p>
      <text:p text:style-name="P7"><text:span text:style-name="T20">16.) </text:span><text:span text:style-name="T5"><text:s/></text:span><text:span text:style-name="T6">H</text:span><text:span text:style-name="T5">ow i can remove all lines from file ? (without removing that file)?</text:span></text:p>
      <text:p text:style-name="P7"><text:span text:style-name="T5"/></text:p>
      <text:p text:style-name="P7"><text:span text:style-name="T20">Ans.) <text:s/>echo &gt; filename</text:span></text:p>
      <text:p text:style-name="P7"><text:span text:style-name="T20"/></text:p>
      <text:p text:style-name="P7"><text:span text:style-name="T20">17.)</text:span><text:span text:style-name="T4"> <text:s/>The permission rwxr—r— represented in octal expression will be ?</text:span></text:p>
      <text:p text:style-name="P7"><text:span text:style-name="T4">A. 777</text:span></text:p>
      <text:p text:style-name="P7"><text:span text:style-name="T4">B. 511</text:span></text:p>
      <text:p text:style-name="P7"><text:span text:style-name="T4">C. 744</text:span></text:p>
      <text:p text:style-name="P7"><text:span text:style-name="T4">D. 711</text:span></text:p>
      <text:p text:style-name="P7"><text:span text:style-name="T4"/></text:p>
      <text:p text:style-name="P7"><text:span text:style-name="T20">Ans.) <text:s/>C.744</text:span></text:p>
      <text:p text:style-name="P7"><text:span text:style-name="T20"/></text:p>
      <text:p text:style-name="P7"><text:span text:style-name="T20">18.) </text:span><text:span text:style-name="T4">Which command can be use for change user password ?</text:span></text:p>
      <text:p text:style-name="P7"><text:span text:style-name="T4"/></text:p>
      <text:p text:style-name="P7"><text:span text:style-name="T4">Ans.) </text:span><text:span text:style-name="T22">passwd</text:span></text:p>
      <text:p text:style-name="P7"><text:span text:style-name="T22"/></text:p>
      <text:p text:style-name="P7"><text:span text:style-name="T22">19.) H</text:span><text:span text:style-name="T4">ow and where i can set test.rapidops.com against localhost ?</text:span></text:p>
      <text:p text:style-name="P7"><text:span text:style-name="T4"/></text:p>
      <text:p text:style-name="P7"><text:span text:style-name="T20">Ans.) <text:s/></text:span></text:p>
      <text:p text:style-name="P7"><text:span text:style-name="T20"/></text:p>
      <text:p text:style-name="P8"><text:span text:style-name="T20">20.) <text:s/></text:span><text:span text:style-name="T4"><text:s/>Create file and set its group as root?</text:span></text:p>
      <text:p text:style-name="P8"><text:span text:style-name="T4"/></text:p>
      <text:p text:style-name="P8"><text:span text:style-name="T20">Ans.) <text:s text:c="2"/>cat &gt; filename</text:span></text:p>
      <text:p text:style-name="P8"><text:span text:style-name="T20"><text:s text:c="11"/>chgrp root file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51:08.161139542</meta:creation-date>
    <dc:date>2019-03-06T16:58:06.920709849</dc:date>
    <meta:editing-duration>PT5M6S</meta:editing-duration>
    <meta:editing-cycles>1</meta:editing-cycles>
    <meta:document-statistic meta:table-count="0" meta:image-count="0" meta:object-count="0" meta:page-count="2" meta:paragraph-count="46" meta:word-count="382" meta:character-count="2038" meta:non-whitespace-character-count="1640"/>
    <meta:generator>LibreOffice/6.0.3.2$Linux_X86_64 LibreOffice_project/00m0$Build-2</meta:generator>
  </office:meta>
</office:document-meta>
</file>